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188517" officeooo:paragraph-rsid="001a45cc"/>
    </style:style>
    <style:style style:name="P2" style:family="paragraph" style:parent-style-name="Standard">
      <style:paragraph-properties fo:line-height="200%" style:writing-mode="lr-tb"/>
      <style:text-properties officeooo:rsid="00188517" officeooo:paragraph-rsid="001a45cc"/>
    </style:style>
    <style:style style:name="P3" style:family="paragraph" style:parent-style-name="Standard">
      <style:paragraph-properties fo:line-height="200%" style:writing-mode="lr-tb"/>
      <style:text-properties officeooo:rsid="0020c3d9" officeooo:paragraph-rsid="0020c3d9"/>
    </style:style>
    <style:style style:name="T1" style:family="text">
      <style:text-properties officeooo:rsid="001a45cc"/>
    </style:style>
    <style:style style:name="T2" style:family="text">
      <style:text-properties officeooo:rsid="001b363a"/>
    </style:style>
    <style:style style:name="T3" style:family="text">
      <style:text-properties fo:font-style="italic" officeooo:rsid="001a45cc" style:font-style-asian="italic" style:font-style-complex="italic"/>
    </style:style>
    <style:style style:name="T4" style:family="text">
      <style:text-properties fo:font-style="normal" officeooo:rsid="001a45cc" style:font-style-asian="normal" style:font-style-complex="normal"/>
    </style:style>
    <style:style style:name="T5" style:family="text">
      <style:text-properties fo:font-style="normal" officeooo:rsid="001b363a" style:font-style-asian="normal" style:font-style-complex="normal"/>
    </style:style>
    <style:style style:name="T6" style:family="text">
      <style:text-properties fo:font-style="normal" officeooo:rsid="001cb9f7" style:font-style-asian="normal" style:font-style-complex="normal"/>
    </style:style>
    <style:style style:name="T7" style:family="text">
      <style:text-properties fo:font-style="normal" officeooo:rsid="001e27ae" style:font-style-asian="normal" style:font-style-complex="normal"/>
    </style:style>
    <style:style style:name="T8" style:family="text">
      <style:text-properties fo:font-style="normal" officeooo:rsid="0020e769" style:font-style-asian="normal" style:font-style-complex="normal"/>
    </style:style>
    <style:style style:name="T9" style:family="text">
      <style:text-properties fo:language="de" fo:country="DE" fo:font-style="normal" officeooo:rsid="001e27ae" style:font-style-asian="normal" style:font-style-complex="normal"/>
    </style:style>
    <style:style style:name="T10" style:family="text">
      <style:text-properties fo:font-style="normal" officeooo:rsid="0021d00e" style:font-style-asian="normal" style:font-style-complex="normal"/>
    </style:style>
    <style:style style:name="T11" style:family="text">
      <style:text-properties fo:font-style="normal" officeooo:rsid="0020231b" style:font-style-asian="normal" style:font-style-complex="normal"/>
    </style:style>
    <style:style style:name="T1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I’ve been interested in computers since I was a kid. I’ve spent a lot of time tinkering with computers so it was only natural that I sought to study Computer Science. Through</text:span><text:span text:style-name="T2"> the University of Alabama’s Accelerated Masters Program, I seek to further enhance my skills as a coder.</text:span></text:p>
      <text:p text:style-name="P1"/>
      <text:p text:style-name="P2"><text:span text:style-name="T1"><text:tab/>Ever since I was a young, I’ve been fascinated by computers. Admittedly, it was largely because </text:span><text:span text:style-name="T2">I could use them to</text:span><text:span text:style-name="T1"> video games, </text:span><text:span text:style-name="T2">but </text:span><text:span text:style-name="T1">sometime in elementary school I wanted to learn </text:span><text:span text:style-name="T3">how</text:span><text:span text:style-name="T4"> they worked. I </text:span><text:span text:style-name="T5">got a Python book for kids and ended up reading it multiple times. In middle school I began tinkering with Linux on the school computers (thankfully the IT guy trusted me enough to boot into a live USB). </text:span><text:span text:style-name="T6">My first official programming class would be AP Computer Science where I would finally get to show off my problem solving skills. My hobbies also include music and linguistics, which have honed my pattern recognition skills through music theory and language. This also led to my other major: German. </text:span><text:span text:style-name="T7">One thing I wanted to do in University was study abroad, which confirmed my application to UA when I was accepted into the International German Student Exchange Program. I was ecstatic to be able to study both computer science and German abroad. </text:span><text:span text:style-name="T8">I took extra classes over two summers in preparation and</text:span><text:span text:style-name="T7"> this semester I’m studying CS at </text:span><text:span text:style-name="T9">Hochschule Esslingen</text:span><text:span text:style-name="T7">. </text:span></text:p>
      <text:p text:style-name="P2"><text:span text:style-name="T6"/></text:p>
      <text:p text:style-name="P2"><text:span text:style-name="T6"><text:tab/></text:span><text:span text:style-name="T10">So far at UA I’ve studied topics like software design, algorithms, operating systems, and databases, as well as a very cool class on computers in geology. </text:span><text:span text:style-name="T7">I’ve yet to find a specific area I’m most interested in, </text:span><text:span text:style-name="T11">although I’ve found free and open source projects to be very rewarding. No matter the size, it’s encouraging to be able to make </text:span><text:span text:style-name="T10">a </text:span><text:span text:style-name="T11">meaningful change in people’s lives. I hope to use the skills I learn in Graduate School to make a positive change in the world. </text:span></text:p>
      <text:p text:style-name="P2"><text:span text:style-name="T11"/></text:p>
      <text:p text:style-name="P3"><text:span text:style-name="T11"><text:tab/></text:span><text:span text:style-name="T12">In conclusion, UA’s Accelerated Masters Program </text:span><text:span text:style-name="T8">is </text:span><text:span text:style-name="T10">the perfect opportunity for me to continue my studies and gain additional knowledge that will be incredibly helpful in my lif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20:51:40.379295965</meta:creation-date>
    <dc:date>2025-01-27T22:42:54.720782665</dc:date>
    <meta:editing-duration>PT36M17S</meta:editing-duration>
    <meta:editing-cycles>4</meta:editing-cycles>
    <meta:generator>LibreOffice/24.8.4.2$Linux_X86_64 LibreOffice_project/bb3cfa12c7b1bf994ecc5649a80400d06cd71002</meta:generator>
    <meta:document-statistic meta:table-count="0" meta:image-count="0" meta:object-count="0" meta:page-count="1" meta:paragraph-count="4" meta:word-count="345" meta:character-count="1994" meta:non-whitespace-character-count="1647"/>
  </office:meta>
</office:document-meta>
</file>